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2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3.582cm"/>
    </style:style>
    <style:style style:name="co4" style:family="table-column">
      <style:table-column-properties fo:break-before="auto" style:column-width="1.979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7"/>
        </table:table-row>
        <table:table-row table:style-name="ro1">
          <table:table-cell office:value-type="string">
            <text:p>MetroBakM1_3.nlogo</text:p>
          </table:table-cell>
          <table:table-cell table:number-columns-repeated="7"/>
        </table:table-row>
        <table:table-row table:style-name="ro1">
          <table:table-cell office:value-type="string">
            <text:p>experiment</text:p>
          </table:table-cell>
          <table:table-cell table:number-columns-repeated="7"/>
        </table:table-row>
        <table:table-row table:style-name="ro1">
          <table:table-cell office:value-type="string">
            <text:p>05/01/2014 18:53:25:845 +0200</text:p>
          </table:table-cell>
          <table:table-cell table:number-columns-repeated="7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4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InjectionFrequency</text:p>
          </table:table-cell>
          <table:table-cell office:value-type="string">
            <text:p>waitingTimeAtStation</text:p>
          </table:table-cell>
          <table:table-cell office:value-type="string">
            <text:p>speed</text:p>
          </table:table-cell>
          <table:table-cell office:value-type="string">
            <text:p>NumberMetros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7777">
            <text:p>777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2814">
            <text:p>28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90">
            <text:p>279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446">
            <text:p>244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3879">
            <text:p>1387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245">
            <text:p>124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10857">
            <text:p>1085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6694">
            <text:p>669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15436">
            <text:p>1543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000">
            <text:p>8000</text:p>
          </table:table-cell>
          <table:table-cell office:value-type="float" office:value="6005">
            <text:p>600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000">
            <text:p>8000</text:p>
          </table:table-cell>
          <table:table-cell office:value-type="float" office:value="4028">
            <text:p>402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000">
            <text:p>8000</text:p>
          </table:table-cell>
          <table:table-cell office:value-type="float" office:value="8341">
            <text:p>834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3524">
            <text:p>35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office:value-type="float" office:value="4344">
            <text:p>434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000">
            <text:p>8000</text:p>
          </table:table-cell>
          <table:table-cell office:value-type="float" office:value="1115">
            <text:p>1115</text:p>
          </table:table-cell>
          <table:table-cell office:value-type="float" office:value="6">
            <text:p>6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nombre Metros</text:p>
          </table:table-cell>
          <table:table-cell office:value-type="string">
            <text:p>retard Total</text:p>
          </table:table-cell>
          <table:table-cell office:value-type="string">
            <text:p>conflicts</text:p>
          </table:table-cell>
          <table:table-cell office:value-type="string">
            <text:p>retard en minute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F43]/60" office:value-type="float" office:value="0.383333333333333">
            <text:p>0,383333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F44]/60" office:value-type="float" office:value="0.766666666666667">
            <text:p>0,76666666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[.F45]/60" office:value-type="float" office:value="1.75">
            <text:p>1,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table:formula="of:=[.F46]/60" office:value-type="float" office:value="4.56666666666667">
            <text:p>4,5666666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table:formula="of:=[.F47]/60" office:value-type="float" office:value="13.2333333333333">
            <text:p>13,23333333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524">
            <text:p>3524</text:p>
          </table:table-cell>
          <table:table-cell office:value-type="float" office:value="31">
            <text:p>31</text:p>
          </table:table-cell>
          <table:table-cell table:formula="of:=[.F48]/60" office:value-type="float" office:value="58.7333333333333">
            <text:p>58,7333333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005">
            <text:p>6005</text:p>
          </table:table-cell>
          <table:table-cell office:value-type="float" office:value="78">
            <text:p>78</text:p>
          </table:table-cell>
          <table:table-cell table:formula="of:=[.F49]/60" office:value-type="float" office:value="100.083333333333">
            <text:p>100,0833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341">
            <text:p>8341</text:p>
          </table:table-cell>
          <table:table-cell office:value-type="float" office:value="64">
            <text:p>64</text:p>
          </table:table-cell>
          <table:table-cell table:formula="of:=[.F50]/60" office:value-type="float" office:value="139.016666666667">
            <text:p>139,0166666667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Feuille1.K79" table:end-x="2.087cm" table:end-y="0.008cm" draw:z-index="0" draw:style-name="gr1" draw:text-style-name="P1" svg:width="15.999cm" svg:height="8.999cm" svg:x="0.101cm" svg:y="0.05cm">
              <draw:object draw:notify-on-update-of-ranges="Feuille1.E43:Feuille1.E50 Feuille1.G42:Feuille1.G42 Feuille1.G43:Feuille1.G50 Feuille1.E43:Feuille1.E50 Feuille1.H42:Feuille1.H42 Feuille1.H43:Feuille1.H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2/05/2014</text:date>, <text:time>12:4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4-05-02T12:47:37</dc:date>
    <dc:creator>Chloé JOLY-POTTUZ</dc:creator>
    <meta:editing-duration>PT9M25S</meta:editing-duration>
    <meta:editing-cycles>1</meta:editing-cycles>
    <meta:document-statistic meta:table-count="1" meta:cell-count="2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34cm" svg:y="0.316cm" chart:style-name="ch2">
          <text:p>Stations bidirectionnelles </text:p>
        </chart:title>
        <chart:subtitle svg:x="0.638cm" svg:y="1.302cm" chart:style-name="ch3">
          <text:p>vitesse = 17 (m/s) ; fréquence = 180s (1 métro toutes les 3 min) ; temps d'arrêt = 45 (s)</text:p>
        </chart:subtitle>
        <chart:legend chart:legend-position="end" svg:x="11.968cm" svg:y="3.946cm" style:legend-expansion="high" chart:style-name="ch4"/>
        <chart:plot-area chart:style-name="ch5" table:cell-range-address="Feuille1.E43:Feuille1.E50 Feuille1.G42:Feuille1.H50" chart:data-source-has-labels="row" svg:x="1.321cm" svg:y="2.339cm" svg:width="10.007cm" svg:height="5.51cm">
          <chartooo:coordinate-region svg:x="2.144cm" svg:y="2.541cm" svg:width="8.992cm" svg:height="4.655cm"/>
          <chart:axis chart:dimension="x" chart:name="primary-x" chart:style-name="ch6">
            <chart:title svg:x="4.997cm" svg:y="8.029cm" chart:style-name="ch7">
              <text:p>nombre de métros</text:p>
            </chart:title>
          </chart:axis>
          <chart:axis chart:dimension="y" chart:name="primary-y" chart:style-name="ch6">
            <chart:title svg:x="0.451cm" svg:y="7.13cm" chart:style-name="ch8">
              <text:p>conflit (unités) et retard (min)</text:p>
            </chart:title>
            <chart:grid chart:style-name="ch9" chart:class="major"/>
          </chart:axis>
          <chart:series chart:style-name="ch10" chart:values-cell-range-address="Feuille1.G43:Feuille1.G50" chart:label-cell-address="Feuille1.G42:Feuille1.G42" chart:class="chart:scatter">
            <chart:domain table:cell-range-address="Feuille1.E43:Feuille1.E50"/>
            <chart:data-point chart:repeated="8"/>
          </chart:series>
          <chart:series chart:style-name="ch11" chart:values-cell-range-address="Feuille1.H43:Feuille1.H50" chart:label-cell-address="Feuille1.H42:Feuille1.H4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nflicts</text:p>
                <draw:g>
                  <svg:desc>Feuille1.G42:Feuille1.G42</svg:desc>
                </draw:g>
              </table:table-cell>
              <table:table-cell office:value-type="string">
                <text:p>retard en minutes</text:p>
                <draw:g>
                  <svg:desc>Feuille1.H42:Feuille1.H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E43:Feuille1.E50</svg:desc>
                </draw:g>
              </table:table-cell>
              <table:table-cell office:value-type="float" office:value="0">
                <text:p>0</text:p>
                <draw:g>
                  <svg:desc>Feuille1.G43:Feuille1.G50</svg:desc>
                </draw:g>
              </table:table-cell>
              <table:table-cell office:value-type="float" office:value="0.383333333333333">
                <text:p>0.383333333333333</text:p>
                <draw:g>
                  <svg:desc>Feuille1.H43:Feuille1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.2333333333333">
                <text:p>13.2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58.7333333333333">
                <text:p>58.7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0.083333333333">
                <text:p>100.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39.016666666667">
                <text:p>139.0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